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xTrack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characters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ignorableWhitespace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endElement( String 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MultiplexTracker( Set &lt; Tracker &gt;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xTracker.init( URI uri , Set &lt; URI &gt; referen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startElement( String uri , String localName ,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xTrack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